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sing Tool Shed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y Experience using tool shed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ies (for these slides)</text:p>
          </draw:text-box>
        </draw:frame>
        <draw:frame presentation:style-name="pr4" draw:layer="layout" svg:width="25.199cm" svg:height="12.179cm" svg:x="1.601cm" svg:y="5.2cm" presentation:class="outline" presentation:user-transformed="true">
          <draw:text-box>
            <text:list text:style-name="L2">
              <text:list-item>
                <text:p>This tutorial assumes you have</text:p>
              </text:list-item>
              <text:list-item>
                <text:p>Local Galaxy code and server </text:p>
                <text:list>
                  <text:list-item>
                    <text:p>Possibly also toolshed</text:p>
                  </text:list-item>
                  <text:list-item>
                    <text:p>See: https://github.com/Christian-B/galaxy_tutorial/blob/master/galaxy_setup.odp </text:p>
                  </text:list-item>
                </text:list>
              </text:list-item>
              <text:list-item>
                <text:p>Abilty to write/understand a galaxy tool xml file</text:p>
                <text:list>
                  <text:list-item>
                    <text:p>See: <text:s/>https://github.com/Christian-B/galaxy_tutorial/blob/master/tool_xml.odp</text:p>
                  </text:list-item>
                </text:list>
              </text:list-item>
              <text:list-item>
                <text:p>Reference: https://wiki.galaxyproject.org/ToolSh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 definition of tools </text:p>
                <text:list>
                  <text:list-item>
                    <text:p>How to get parameters</text:p>
                  </text:list-item>
                  <text:list-item>
                    <text:p>How to run the tool</text:p>
                  </text:list-item>
                </text:list>
              </text:list-item>
              <text:list-item>
                <text:p>Store install instructions for packages tools depend on</text:p>
                <text:list>
                  <text:list-item>
                    <text:p>Obtain the code</text:p>
                  </text:list-item>
                  <text:list-item>
                    <text:p>Possibly install the code</text:p>
                  </text:list-item>
                  <text:list-item>
                    <text:p>Set up environment variables to be used if packag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osi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sioned code archive</text:p>
              </text:list-item>
              <text:list-item>
                <text:p>Will store one or more tools bundled together</text:p>
              </text:list-item>
              <text:list-item>
                <text:p>Or a “package” which installs some executable code</text:p>
                <text:p/>
              </text:list-item>
              <text:list-item>
                <text:p>Similar to github in that they hold code, rather than are places where code is run.</text:p>
              </text:list-item>
              <text:list-item>
                <text:p>Putting a tool on a toolshed does not make it runnable in any Galaxy instance. </text:p>
                <text:list>
                  <text:list-item>
                    <text:p>The local galaxy admin has to add the t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tributes of a Repository/ Depend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olshed: Where the definition is stored/ was downloaded from</text:p>
              </text:list-item>
              <text:list-item>
                <text:p>owner: Which person or group put the definition there</text:p>
                <text:list>
                  <text:list-item>
                    <text:p>devteam: Core galaxy developers</text:p>
                  </text:list-item>
                  <text:list-item>
                    <text:p>Iuc: Shared github repository which anyone can add pull requests </text:p>
                  </text:list-item>
                </text:list>
              </text:list-item>
              <text:list-item>
                <text:p>name: Unique identifier for the definition</text:p>
                <text:list>
                  <text:list-item>
                    <text:p>No other tool with the same name and owner on this toolshed</text:p>
                  </text:list-item>
                </text:list>
              </text:list-item>
              <text:list-item>
                <text:p>changeset_revision: ID change every time the definition is changed.</text:p>
                <text:list>
                  <text:list-item>
                    <text:p>Auto assigned</text:p>
                  </text:list-item>
                  <text:list-item>
                    <text:p>Similar to git commit number/ SHA-1 checks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Sh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toolshed.g2.bx.psu.edu/" xlink:type="simple">http://toolshed.g2.bx.psu.edu/</text:a></text:p>
                <text:list>
                  <text:list-item>
                    <text:p>Only use for production ready stuff</text:p>
                  </text:list-item>
                  <text:list-item>
                    <text:p>Only one available by default in config/tool_sheds_conf.xml</text:p>
                  </text:list-item>
                </text:list>
              </text:list-item>
              <text:list-item>
                <text:p><text:a xlink:href="http://testtoolshed.g2.bx.psu.edu/" xlink:type="simple">http://testtoolshed.g2.bx.psu.edu/</text:a></text:p>
                <text:list>
                  <text:list-item>
                    <text:p>Used both for testing tools and for testing lastest tool shed code</text:p>
                  </text:list-item>
                  <text:list-item>
                    <text:p>Most tools and packages on the main toolshed will also be on test</text:p>
                  </text:list-item>
                </text:list>
              </text:list-item>
              <text:list-item>
                <text:p>Private toolsheds</text:p>
                <text:list>
                  <text:list-item>
                    <text:p>Can be on local host</text:p>
                  </text:list-item>
                  <text:list-item>
                    <text:p>Can be on any desktop or server</text:p>
                  </text:list-item>
                  <text:list-item>
                    <text:p>Peter runs his own toolshed and I did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der Recommen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test tools using Planemo</text:p>
              </text:list-item>
              <text:list-item>
                <text:p>Then use a private tool shed</text:p>
              </text:list-item>
              <text:list-item>
                <text:p>Then try test tool shed</text:p>
              </text:list-item>
              <text:list-item>
                <text:p>Only then use the main tool shed</text:p>
                <text:p/>
              </text:list-item>
              <text:list-item>
                <text:p>Note: Dependencies have to come from the same tool shed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rn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ality of tools/ packages varies </text:p>
                <text:list>
                  <text:list-item>
                    <text:p>Especially on test/ private tool shed</text:p>
                  </text:list-item>
                  <text:list-item>
                    <text:p>Typically research code which works enough to publish</text:p>
                  </text:list-item>
                  <text:list-item>
                    <text:p>Use tools from devteam and iuc whenever possible</text:p>
                  </text:list-item>
                </text:list>
              </text:list-item>
              <text:list-item>
                <text:p>Repositories can never be deleted or have their name changed or reused</text:p>
                <text:list>
                  <text:list-item>
                    <text:p>Use temp name (with date when testing)</text:p>
                  </text:list-item>
                  <text:list-item>
                    <text:p>Deprecation hides repository from others</text:p>
                  </text:list-item>
                  <text:list-item>
                    <text:p>Put version number in name where applicable</text:p>
                  </text:list-item>
                </text:list>
              </text:list-item>
              <text:list-item>
                <text:p>Dependency must come from same toolshed as tool that uses th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ickname/ owner n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shed and changeset_revision attributes can be added by the toolshed </text:p>
                <text:list>
                  <text:list-item>
                    <text:p>But not owner </text:p>
                  </text:list-item>
                </text:list>
              </text:list-item>
              <text:list-item>
                <text:p>On all tool sheds your nickname becomes the owner</text:p>
              </text:list-item>
              <text:list-item>
                <text:p>Sign up to all tool sheds with the same nickname </text:p>
                <text:list>
                  <text:list-item>
                    <text:p>Start with test toolshed as that has the most ow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epository na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e is visible in admin interface</text:p>
                <text:list>
                  <text:list-item>
                    <text:p>Not same as tool name visible in user interface</text:p>
                  </text:list-item>
                </text:list>
              </text:list-item>
              <text:list-item>
                <text:p>If multiple versions could be used at the same time add version number to tool name</text:p>
                <text:list>
                  <text:list-item>
                    <text:p>Especially if underlying exec code is versioned</text:p>
                  </text:list-item>
                </text:list>
              </text:list-item>
              <text:list-item>
                <text:p>Packages / Install instruction repositories</text:p>
                <text:list>
                  <text:list-item>
                    <text:p>package_toolName_versionNumber</text:p>
                  </text:list-item>
                  <text:list-item>
                    <text:p>Use Category Tool Dependency Packages</text:p>
                  </text:list-item>
                </text:list>
              </text:list-item>
              <text:list-item>
                <text:p>Data manager names tend to start with data_manager</text:p>
              </text:list-item>
              <text:list-item>
                <text:p>During early testing use a discard-able name (maybe with a date)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loading to tool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ckages have a single tool_dependencies.xml file</text:p>
              </text:list-item>
              <text:list-item>
                <text:p>Other repositories will have</text:p>
                <text:list>
                  <text:list-item>
                    <text:p>1 or more tool definition xml files</text:p>
                  </text:list-item>
                  <text:list-item>
                    <text:p>Optionally 1 tool_dependencies.xml</text:p>
                  </text:list-item>
                  <text:list-item>
                    <text:p>test-data directory with datesets used in tests</text:p>
                  </text:list-item>
                  <text:list-item>
                    <text:p>Optionally if tool data is used </text:p>
                    <text:list>
                      <text:list-item>
                        <text:p>tool_data_table_conf.xml.sample</text:p>
                      </text:list-item>
                      <text:list-item>
                        <text:p>Tool-data directory with *.loc.sample fi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5:45:17.137149857</meta:creation-date>
    <dc:date>2016-05-31T08:11:44.131466114</dc:date>
    <meta:editing-duration>PT1H24M19S</meta:editing-duration>
    <meta:editing-cycles>7</meta:editing-cycles>
    <meta:generator>LibreOffice/4.2.8.2$Linux_X86_64 LibreOffice_project/420m0$Build-2</meta:generator>
    <meta:document-statistic meta:object-count="65"/>
  </office:meta>
</office:document-meta>
</file>